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ál" style:font-family-generic="roman" style:font-pitch="variable" style:font-charset="x-symbol"/>
    <style:font-face style:name="Mangal1" svg:font-family="Mangal"/>
    <style:font-face style:name="Courier New" svg:font-family="'Courier New'" style:font-adornments="Normál" style:font-family-generic="modern" style:font-pitch="fixed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áblázat1" style:family="table">
      <style:table-properties style:width="15.993cm" fo:margin-left="-0.191cm" fo:margin-top="0cm" fo:margin-bottom="0cm" table:align="left" style:writing-mode="lr-tb"/>
    </style:style>
    <style:style style:name="Táblázat1.A" style:family="table-column">
      <style:table-column-properties style:column-width="11.991cm"/>
    </style:style>
    <style:style style:name="Táblázat1.B" style:family="table-column">
      <style:table-column-properties style:column-width="1.998cm"/>
    </style:style>
    <style:style style:name="Táblázat1.C" style:family="table-column">
      <style:table-column-properties style:column-width="2.004cm"/>
    </style:style>
    <style:style style:name="Táblázat1.1" style:family="table-row">
      <style:table-row-properties style:keep-together="true" fo:keep-together="auto"/>
    </style:style>
    <style:style style:name="Táblázat1.A1" style:family="table-cell">
      <style:table-cell-properties fo:background-color="#e7e6e6" fo:padding-left="0.191cm" fo:padding-right="0.191cm" fo:padding-top="0cm" fo:padding-bottom="0cm" fo:border="0.018cm solid #00000a">
        <style:background-image/>
      </style:table-cell-properties>
    </style:style>
    <style:style style:name="Táblázat1.A2" style:family="table-cell">
      <style:table-cell-properties fo:padding-left="0.191cm" fo:padding-right="0.191cm" fo:padding-top="0cm" fo:padding-bottom="0cm" fo:border="0.018cm solid #00000a"/>
    </style:style>
    <style:style style:name="Táblázat1.B2" style:family="table-cell">
      <style:table-cell-properties style:vertical-align="middle" fo:padding-left="0.191cm" fo:padding-right="0.191cm" fo:padding-top="0cm" fo:padding-bottom="0cm" fo:border="0.018cm solid #00000a"/>
    </style:style>
    <style:style style:name="Táblázat1.B51" style:family="table-cell">
      <style:table-cell-properties style:vertical-align="middle" fo:background-color="#e7e6e6" fo:padding-left="0.191cm" fo:padding-right="0.191cm" fo:padding-top="0cm" fo:padding-bottom="0cm" fo:border="0.018cm solid #00000a">
        <style:background-image/>
      </style:table-cell-properties>
    </style:style>
    <style:style style:name="P1" style:family="paragraph" style:parent-style-name="Standard">
      <style:paragraph-properties fo:margin-left="1.552cm" fo:margin-right="0cm" fo:margin-top="0cm" fo:margin-bottom="0cm" fo:line-height="100%" fo:text-align="center" style:justify-single-word="false" fo:text-indent="-0.501cm" style:auto-text-indent="false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top="0cm" fo:margin-bottom="0cm" fo:line-height="100%"/>
      <style:text-properties fo:font-weight="bold" style:font-weight-asian="bold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fo:font-weight="bold" style:font-weight-asian="bold"/>
    </style:style>
    <style:style style:name="P6" style:family="paragraph" style:parent-style-name="List_20_Paragraph">
      <style:paragraph-properties fo:break-before="page"/>
    </style:style>
    <style:style style:name="P7" style:family="paragraph" style:parent-style-name="List_20_Paragraph" style:list-style-name="WWNum1">
      <style:text-properties fo:font-size="12pt" fo:background-color="#ccff99" style:font-size-asian="12pt" style:font-size-complex="12pt"/>
    </style:style>
    <style:style style:name="P8" style:family="paragraph" style:parent-style-name="List_20_Paragraph" style:list-style-name="WWNum1">
      <style:text-properties fo:background-color="#ccff99"/>
    </style:style>
    <style:style style:name="P9" style:family="paragraph" style:parent-style-name="List_20_Paragraph" style:list-style-name="WWNum2">
      <style:text-properties fo:background-color="#ccff99"/>
    </style:style>
    <style:style style:name="P10" style:family="paragraph" style:parent-style-name="List_20_Paragraph" style:list-style-name="WWNum2"/>
    <style:style style:name="P11" style:family="paragraph" style:parent-style-name="List_20_Paragraph" style:list-style-name="WWNum2">
      <style:text-properties fo:background-color="#ffff99"/>
    </style:style>
    <style:style style:name="P12" style:family="paragraph" style:parent-style-name="List_20_Paragraph" style:list-style-name="WWNum3">
      <style:paragraph-properties fo:margin-top="0cm" fo:margin-bottom="0cm" fo:line-height="100%"/>
    </style:style>
    <style:style style:name="P13" style:family="paragraph" style:parent-style-name="List_20_Paragraph" style:list-style-name="WWNum5">
      <style:paragraph-properties fo:margin-top="0cm" fo:margin-bottom="0cm" fo:line-height="100%">
        <style:tab-stops>
          <style:tab-stop style:position="1.552cm"/>
        </style:tab-stops>
      </style:paragraph-properties>
    </style:style>
    <style:style style:name="P14" style:family="paragraph" style:parent-style-name="List_20_Paragraph" style:list-style-name="WWNum10">
      <style:paragraph-properties fo:margin-top="0cm" fo:margin-bottom="0cm" fo:line-height="100%"/>
    </style:style>
    <style:style style:name="P15" style:family="paragraph" style:parent-style-name="List_20_Paragraph" style:list-style-name="WWNum13">
      <style:paragraph-properties fo:margin-top="0cm" fo:margin-bottom="0cm" fo:line-height="100%"/>
    </style:style>
    <style:style style:name="P16" style:family="paragraph" style:parent-style-name="List_20_Paragraph" style:list-style-name="WWNum14">
      <style:paragraph-properties fo:margin-top="0cm" fo:margin-bottom="0cm" fo:line-height="100%"/>
    </style:style>
    <style:style style:name="P17" style:family="paragraph" style:parent-style-name="List_20_Paragraph" style:list-style-name="WWNum15">
      <style:paragraph-properties fo:margin-top="0cm" fo:margin-bottom="0cm" fo:line-height="100%"/>
    </style:style>
    <style:style style:name="P18" style:family="paragraph" style:parent-style-name="List_20_Paragraph" style:list-style-name="WWNum18">
      <style:paragraph-properties fo:margin-top="0cm" fo:margin-bottom="0cm" fo:line-height="100%"/>
    </style:style>
    <style:style style:name="P19" style:family="paragraph" style:parent-style-name="List_20_Paragraph" style:list-style-name="WWNum20">
      <style:paragraph-properties fo:margin-top="0cm" fo:margin-bottom="0cm" fo:line-height="100%"/>
    </style:style>
    <style:style style:name="P20" style:family="paragraph" style:parent-style-name="List_20_Paragraph" style:list-style-name="WWNum21">
      <style:paragraph-properties fo:margin-top="0cm" fo:margin-bottom="0cm" fo:line-height="100%"/>
    </style:style>
    <style:style style:name="P21" style:family="paragraph" style:parent-style-name="List_20_Paragraph" style:list-style-name="WWNum23">
      <style:paragraph-properties fo:margin-top="0cm" fo:margin-bottom="0cm" fo:line-height="100%"/>
    </style:style>
    <style:style style:name="P22" style:family="paragraph" style:parent-style-name="List_20_Paragraph" style:list-style-name="WWNum6">
      <style:paragraph-properties fo:margin-left="1.552cm" fo:margin-right="0cm" fo:margin-top="0cm" fo:margin-bottom="0cm" fo:line-height="100%" fo:text-indent="-0.501cm" style:auto-text-indent="false"/>
    </style:style>
    <style:style style:name="P23" style:family="paragraph" style:parent-style-name="List_20_Paragraph" style:list-style-name="WWNum7">
      <style:paragraph-properties fo:margin-left="1.552cm" fo:margin-right="0cm" fo:margin-top="0cm" fo:margin-bottom="0cm" fo:line-height="100%" fo:text-indent="-0.501cm" style:auto-text-indent="false"/>
    </style:style>
    <style:style style:name="P24" style:family="paragraph" style:parent-style-name="List_20_Paragraph" style:list-style-name="WWNum8">
      <style:paragraph-properties fo:margin-left="1.552cm" fo:margin-right="0cm" fo:margin-top="0cm" fo:margin-bottom="0cm" fo:line-height="100%" fo:text-indent="-0.501cm" style:auto-text-indent="false"/>
    </style:style>
    <style:style style:name="P25" style:family="paragraph" style:parent-style-name="List_20_Paragraph" style:list-style-name="WWNum9">
      <style:paragraph-properties fo:margin-left="1.552cm" fo:margin-right="0cm" fo:margin-top="0cm" fo:margin-bottom="0cm" fo:line-height="100%" fo:text-indent="-0.501cm" style:auto-text-indent="false"/>
    </style:style>
    <style:style style:name="P26" style:family="paragraph" style:parent-style-name="List_20_Paragraph" style:list-style-name="WWNum12">
      <style:paragraph-properties fo:margin-left="1.552cm" fo:margin-right="0cm" fo:margin-top="0cm" fo:margin-bottom="0cm" fo:line-height="100%" fo:text-indent="-0.501cm" style:auto-text-indent="false"/>
    </style:style>
    <style:style style:name="P27" style:family="paragraph" style:parent-style-name="List_20_Paragraph" style:list-style-name="WWNum11">
      <style:paragraph-properties fo:margin-left="1.552cm" fo:margin-right="0cm" fo:margin-top="0cm" fo:margin-bottom="0cm" fo:line-height="100%" fo:text-indent="-0.501cm" style:auto-text-indent="false"/>
    </style:style>
    <style:style style:name="P28" style:family="paragraph" style:parent-style-name="List_20_Paragraph" style:list-style-name="WWNum17">
      <style:paragraph-properties fo:margin-left="1.552cm" fo:margin-right="0cm" fo:margin-top="0cm" fo:margin-bottom="0cm" fo:line-height="100%" fo:text-indent="-0.501cm" style:auto-text-indent="false"/>
    </style:style>
    <style:style style:name="P29" style:family="paragraph" style:parent-style-name="List_20_Paragraph" style:list-style-name="WWNum2">
      <style:paragraph-properties fo:margin-left="1cm" fo:margin-right="0cm" fo:margin-top="0cm" fo:margin-bottom="0cm" fo:line-height="100%" fo:text-indent="0cm" style:auto-text-indent="false"/>
    </style:style>
    <style:style style:name="P30" style:family="paragraph" style:parent-style-name="Title" style:master-page-name="Standard">
      <style:paragraph-properties fo:text-align="center" style:justify-single-word="false" style:page-number="auto"/>
    </style:style>
    <style:style style:name="P31" style:family="paragraph" style:parent-style-name="Heading_20_2">
      <style:text-properties fo:background-color="#ccff99"/>
    </style:style>
    <style:style style:name="P32" style:family="paragraph" style:parent-style-name="Heading_20_1">
      <style:paragraph-properties fo:margin-top="0.212cm" fo:margin-bottom="0cm"/>
      <style:text-properties style:text-underline-style="solid" style:text-underline-width="auto" style:text-underline-color="font-color" fo:background-color="#ccff99"/>
    </style:style>
    <style:style style:name="P33" style:family="paragraph" style:parent-style-name="Standard">
      <style:text-properties fo:background-color="#ccff99"/>
    </style:style>
    <style:style style:name="T1" style:family="text">
      <style:text-properties fo:font-weight="bold" style:font-weight-asian="bold"/>
    </style:style>
    <style:style style:name="T2" style:family="text">
      <style:text-properties fo:background-color="#ccff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_GoBack"/>10835-12 MODULZÁRÓ „KCS” CSOPORT</text:p>
      <text:list xml:id="list9157559047132167120" text:style-name="Outline">
        <text:list-item>
          <text:h text:style-name="P32" text:outline-level="1">Alkalmazás rövid leírása:</text:h>
        </text:list-item>
      </text:list>
      <text:list xml:id="list6551106731586815559" text:style-name="WWNum1">
        <text:list-item>
          <text:p text:style-name="P7">Készítsen alkalmazást Microsoft Visual C# segítségével, amely egy járműflotta kezelését, illetve tárolását valósítja meg lokális adatbázis segítségével.</text:p>
        </text:list-item>
      </text:list>
      <text:list xml:id="list34699633" text:continue-list="list9157559047132167120" text:style-name="Outline">
        <text:list-item>
          <text:h text:style-name="P32" text:outline-level="1">Alkalmazás részletes leírása:</text:h>
          <text:list>
            <text:list-item>
              <text:h text:style-name="P31" text:outline-level="2">A programban kezelendő adatok:</text:h>
            </text:list-item>
          </text:list>
        </text:list-item>
      </text:list>
      <text:list xml:id="list34708859" text:continue-list="list6551106731586815559" text:style-name="WWNum1">
        <text:list-item>
          <text:p text:style-name="P8">A járműflotta kezelőben a járműveket aszerint tároljuk, hogy milyen szerepet töltenek be a tömegközlekedésben.</text:p>
        </text:list-item>
        <text:list-item>
          <text:p text:style-name="P8">A jármű típusokról a következő adatokat szeretnének letárolni:</text:p>
          <text:list>
            <text:list-item>
              <text:p text:style-name="P8">Minden járműről tudjuk a következőket <text:span text:style-name="T1">(10 pont)</text:span>:</text:p>
              <text:list>
                <text:list-item>
                  <text:p text:style-name="P8">Gyártó neve (nem lehet üres)</text:p>
                </text:list-item>
                <text:list-item>
                  <text:p text:style-name="P8">Azonosító (nem lehet üres, egy pontosan 8 karakteres szöveg)</text:p>
                </text:list-item>
                <text:list-item>
                  <text:p text:style-name="P8">Futott kilométer (minimum 0)</text:p>
                </text:list-item>
                <text:list-item>
                  <text:p text:style-name="P8">Ajtók száma (minimum 1)</text:p>
                </text:list-item>
                <text:list-item>
                  <text:p text:style-name="P8">Férőhelyek száma (minimum 10)</text:p>
                </text:list-item>
              </text:list>
            </text:list-item>
            <text:list-item>
              <text:p text:style-name="P8">Minden kötöttpályás járműről tudjuk a következőket <text:span text:style-name="T1">(4 pont)</text:span>:</text:p>
              <text:list>
                <text:list-item>
                  <text:p text:style-name="P8">Sínszélesség /cm/ (minimum 100)</text:p>
                </text:list-item>
                <text:list-item>
                  <text:p text:style-name="P8">Áramellátás típusa {Áramszedő által; Sín által}</text:p>
                </text:list-item>
              </text:list>
            </text:list-item>
            <text:list-item>
              <text:p text:style-name="P8">Minden villamosról tudjuk a következőket <text:span text:style-name="T1">(1 pont)</text:span>:</text:p>
              <text:list>
                <text:list-item>
                  <text:p text:style-name="P8">Egybenyitott terű-e</text:p>
                </text:list-item>
              </text:list>
            </text:list-item>
            <text:list-item>
              <text:p text:style-name="P8">Minden metróról tudjuk a következőket <text:span text:style-name="T1">(1 pont)</text:span>:</text:p>
              <text:list>
                <text:list-item>
                  <text:p text:style-name="P8">Szerelvények száma </text:p>
                </text:list-item>
              </text:list>
            </text:list-item>
            <text:list-item>
              <text:p text:style-name="P8">Minden buszról tudjuk a következőket <text:span text:style-name="T1">(4 pont)</text:span>:</text:p>
              <text:list>
                <text:list-item>
                  <text:p text:style-name="P8">Hibrid-e</text:p>
                </text:list-item>
                <text:list-item>
                  <text:p text:style-name="P8">Csuklós-e</text:p>
                </text:list-item>
                <text:list-item>
                  <text:p text:style-name="P8">Benzintartály űrtartalma /liter/ (minimum 50)</text:p>
                </text:list-item>
              </text:list>
            </text:list-item>
          </text:list>
        </text:list-item>
        <text:list-item>
          <text:p text:style-name="P8">Oldja meg, hogy az alkalmazásban kizárólag csak busz, villamos és metró típusú adatokat lehessen tárolni, létrehozni. <text:span text:style-name="T1">(2 pont)</text:span></text:p>
        </text:list-item>
        <text:list-item>
          <text:p text:style-name="P8">Minden jármű rendelkezzen egy aktuális árat számító funkcióval. <text:span text:style-name="T1">(2 pont)</text:span></text:p>
          <text:list>
            <text:list-item>
              <text:p text:style-name="P8">Minden kötöttpályás járműnél a képlet: (1 / Futott kilométer) * Sínszélesség <text:span text:style-name="T1">(3 pont)</text:span></text:p>
            </text:list-item>
            <text:list-item>
              <text:p text:style-name="P8">Minden más járműnél: (1 / Futott kilométer) * (Férőhelyek száma + Ajtók száma) <text:span text:style-name="T1">(3 pont)</text:span></text:p>
            </text:list-item>
          </text:list>
        </text:list-item>
      </text:list>
      <text:list xml:id="list34712318" text:continue-list="list34699633" text:style-name="Outline">
        <text:list-item>
          <text:list>
            <text:list-item>
              <text:h text:style-name="Heading_20_2" text:outline-level="2">A program adattárolása:</text:h>
            </text:list-item>
          </text:list>
        </text:list-item>
      </text:list>
      <text:list xml:id="list34687440" text:continue-list="list34708859" text:style-name="WWNum1">
        <text:list-item>
          <text:p text:style-name="P8">Készítsen egy saját lista osztályt, amely csak Jármű típusú objektumokat tud tárolni. A saját listát származtassa a .NET-be beépített generikus lista osztályból. <text:span text:style-name="T1">(2 pont)</text:span></text:p>
        </text:list-item>
        <text:list-item>
          <text:p text:style-name="P8">A listába valósítson meg egy eseményt, amely akkor váltódik ki, amikor a listához hozzáadnak egy Járművet. Az esemény hordozza magával a hozzáadott Járművet. <text:span text:style-name="T1">(3 pont)</text:span></text:p>
        </text:list-item>
        <text:list-item>
          <text:p text:style-name="P8">A listába valósítson meg egy eseményt, amely akkor váltódik ki, amikor a listából törölnek egy Járművet. Az esemény hordozza magával a törölt Járművet. <text:span text:style-name="T1">(3 pont)</text:span></text:p>
        </text:list-item>
      </text:list>
      <text:list xml:id="list34716372" text:continue-list="list34712318" text:style-name="Outline">
        <text:list-item>
          <text:list>
            <text:list-item>
              <text:h text:style-name="Heading_20_2" text:outline-level="2">A program funkcionalitása:</text:h>
            </text:list-item>
          </text:list>
        </text:list-item>
      </text:list>
      <text:list xml:id="list3855071709922930467" text:style-name="WWNum2">
        <text:list-item>
          <text:p text:style-name="P9">A programban az adatok tárolásához használja a saját listáját. <text:span text:style-name="T1">(2 pont)</text:span></text:p>
        </text:list-item>
        <text:list-item>
          <text:p text:style-name="P11">A programban egy lista vezérlőben (ListBox) jelenítse meg a programban tárolt összes járművet, melyet induláskor töltsön is fel a lokális adatbázisból. <text:span text:style-name="T1">(3 pont)</text:span></text:p>
        </text:list-item>
        <text:list-item>
          <text:p text:style-name="P10"><text:span text:style-name="T2">A programban legyen lehetőség új járműveket felvinni, módosítani, megjeleníteni és törölni.</text:span> <text:span text:style-name="T1">(5 pont)</text:span></text:p>
          <text:list>
            <text:list-item>
              <text:p text:style-name="P10"><text:span text:style-name="T2">Törlés előtt kérdezze meg a felhasználót, hogy biztosan törli-e a kijelölt járművet. </text:span><text:span text:style-name="T1">(1 pont)</text:span></text:p>
            </text:list-item>
          </text:list>
        </text:list-item>
        <text:list-item>
          <text:p text:style-name="P9">Kötöttpályás Járművön duplán kattintva jelenítsen meg egy dialógus ablakot, amelyben megjelenik a kötöttpályás járművekre jellemző összes adat (az aktuális ára is) egymás alatt. <text:span text:style-name="T1">(5 pont)</text:span></text:p>
          <text:list>
            <text:list-item>
              <text:p text:style-name="P9">Villamos esetén rajzoljon egy sárga „V” betűt a dialógus ablak bal felső sarkába. <text:span text:style-name="T1">(3 pont)</text:span> </text:p>
            </text:list-item>
            <text:list-item>
              <text:p text:style-name="P9">Metró esetén rajzoljon egy kék „M” betűt a dialógus ablak bal felső sarkába. <text:span text:style-name="T1">(3 pont)</text:span></text:p>
            </text:list-item>
          </text:list>
        </text:list-item>
        <text:list-item>
          <text:p text:style-name="P9">A program a főablak címsorába tegyen jelzést (írja bele) a saját lista eseményein keresztül, amennyiben új jármű került a listába, illetve ha töröltek a listából elemet. <text:span text:style-name="T1">(3 pont)</text:span></text:p>
        </text:list-item>
        <text:list-item>
          <text:p text:style-name="P9">A program bezáródása előtt kérdezze meg a felhasználót, hogy biztosan ki szeretne-e lépni a programból. <text:span text:style-name="T1">(1 pont)</text:span></text:p>
        </text:list-item>
        <text:list-item>
          <text:p text:style-name="P9">A program készítsen naplót minden egyes felhasználói interakcióról, mely a járműveket érinti. Ezt folyamatosan mentse is el egy „j<text:bookmark-start text:name="__DdeLink__2328_1107280710"/>armuvek_log.csv<text:bookmark-end text:name="__DdeLink__2328_1107280710"/>” fájlba. Ennek kezelésére használjon külön statikus osztályt. <text:span text:style-name="T1">(5 pont)</text:span></text:p>
          <text:list>
            <text:list-item>
              <text:p text:style-name="P9">A fájlban valamilyen módon jelezze, hogy az adott objektum hozzá lett adva, módosítva, megjelenítve vagy ki lett törölve. <text:span text:style-name="T1">(5 pont)</text:span></text:p>
            </text:list-item>
            <text:list-item>
              <text:p text:style-name="P9">A fájlban jelenjen meg az objektum hozzáadási / módosítási / megjelenítési / törlési időpontja is. <text:span text:style-name="T1">(2 pont)</text:span></text:p>
            </text:list-item>
          </text:list>
        </text:list-item>
        <text:list-item>
          <text:p text:style-name="P9">Oldja meg, hogy a programban legyen szűrési lehetőség egy külön ablakban, mely futott km (x &lt;= futott km), vagy a szállítható utasok száma (x &gt;= szállítható utasok száma) alapján tud szűrni. <text:span text:style-name="T1">(7 pont)</text:span></text:p>
          <text:list>
            <text:list-item>
              <text:p text:style-name="P9">Az, hogy melyik alapján szűrünk a felhasználó döntésén múlik. <text:span text:style-name="T1">(2 pont)</text:span></text:p>
            </text:list-item>
            <text:list-item>
              <text:p text:style-name="P9">Ezt úgy oldja meg, hogy egy saját szűrést implementál, melynek megadható, hogy mi alapján szűrjön. <text:span text:style-name="T1">(5 pont)</text:span></text:p>
              <text:list>
                <text:list-item>
                  <text:p text:style-name="P9">(A feladat megoldása során úgy oldja meg a szűrés megadását, hogy az akár egy másik programból, újrafordítás nélkül is módosítható legyen!)</text:p>
                </text:list-item>
              </text:list>
            </text:list-item>
          </text:list>
        </text:list-item>
        <text:list-item>
          <text:p text:style-name="P10">Oldja meg, hogy a programban legyen rendezési lehetőség egy külön ablakban, <text:s/>mely gyártó és azonosító szerint rendezi az összes járművet (a kettő együtt érvényesüljön). Ennek a kezeléséhez használjon duplán láncolt listát. <text:span text:style-name="T1">(5 pont)</text:span></text:p>
        </text:list-item>
        <text:list-item>
          <text:p text:style-name="P9">Oldja meg, hogy a főképernyőn legyen egy TextBox, melybe a gyártó nevét beírva, megkapjuk az eredményt, hogy van-e találat, vagy nincs. Ehhez használjon bináris keresőfát. Úgy oldja meg a bevitelt, hogy ne legyen kis-, nagybetű érzékeny. <text:s/><text:span text:style-name="T1">(5 pont)</text:span></text:p>
        </text:list-item>
      </text:list>
      <text:p text:style-name="P33"/>
      <text:p text:style-name="P6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áblázat1.1">
          <table:table-cell table:style-name="Táblázat1.A1" office:value-type="string">
            <text:p text:style-name="P5">Feladat</text:p>
          </table:table-cell>
          <table:table-cell table:style-name="Táblázat1.A1" office:value-type="string">
            <text:p text:style-name="P5">Pont</text:p>
          </table:table-cell>
          <table:table-cell table:style-name="Táblázat1.A1" office:value-type="string">
            <text:p text:style-name="P5">Elért pont</text:p>
          </table:table-cell>
        </table:table-row>
        <table:table-row table:style-name="Táblázat1.1">
          <table:table-cell table:style-name="Táblázat1.A2" office:value-type="string">
            <text:p text:style-name="P2">Jármű osztály</text:p>
          </table:table-cell>
          <table:table-cell table:style-name="Táblázat1.B2" office:value-type="string">
            <text:p text:style-name="P3">-</text:p>
          </table:table-cell>
          <table:table-cell table:style-name="Táblázat1.B2" office:value-type="string">
            <text:p text:style-name="P3">-</text:p>
          </table:table-cell>
        </table:table-row>
        <table:table-row table:style-name="Táblázat1.1">
          <table:table-cell table:style-name="Táblázat1.A2" office:value-type="string">
            <text:list xml:id="list8038304525828255348" text:style-name="WWNum3">
              <text:list-item>
                <text:p text:style-name="P12">Gyártó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3980865824978926385" text:style-name="WWNum5">
              <text:list-item>
                <text:p text:style-name="P13">nem lehet üres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34690315" text:continue-list="list8038304525828255348" text:style-name="WWNum3">
              <text:list-item>
                <text:p text:style-name="P12">Azonosító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570584598073599617" text:style-name="WWNum6">
              <text:list-item>
                <text:p text:style-name="P22">nem lehet üres, egy pontosan 8 karakteres szöveg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34700687" text:continue-list="list34690315" text:style-name="WWNum3">
              <text:list-item>
                <text:p text:style-name="P12">Futott kilométer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648753897926358880" text:style-name="WWNum7">
              <text:list-item>
                <text:p text:style-name="P23">minimum 0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1"/>
          </table:table-cell>
        </table:table-row>
        <table:table-row table:style-name="Táblázat1.1">
          <table:table-cell table:style-name="Táblázat1.A2" office:value-type="string">
            <text:list xml:id="list34709953" text:continue-list="list34700687" text:style-name="WWNum3">
              <text:list-item>
                <text:p text:style-name="P12">Ajtók száma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5528574165772237579" text:style-name="WWNum8">
              <text:list-item>
                <text:p text:style-name="P24">minimum 1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34706027" text:continue-list="list34709953" text:style-name="WWNum3">
              <text:list-item>
                <text:p text:style-name="P12">Férőhelyek száma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7329521560751184999" text:style-name="WWNum9">
              <text:list-item>
                <text:p text:style-name="P25">minimum 10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Kötöttpályás osztály</text:p>
          </table:table-cell>
          <table:table-cell table:style-name="Táblázat1.B2" office:value-type="string">
            <text:p text:style-name="P3">-</text:p>
          </table:table-cell>
          <table:table-cell table:style-name="Táblázat1.B2" office:value-type="string">
            <text:p text:style-name="P3">-</text:p>
          </table:table-cell>
        </table:table-row>
        <table:table-row table:style-name="Táblázat1.1">
          <table:table-cell table:style-name="Táblázat1.A2" office:value-type="string">
            <text:list xml:id="list4484525330541839405" text:style-name="WWNum10">
              <text:list-item>
                <text:p text:style-name="P14">Sínszélesség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1310329071969839235" text:style-name="WWNum12">
              <text:list-item>
                <text:p text:style-name="P26">minimum 100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34686301" text:continue-list="list4484525330541839405" text:style-name="WWNum10">
              <text:list-item>
                <text:p text:style-name="P14">Áramellátás típusa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8475518893763236243" text:style-name="WWNum11">
              <text:list-item>
                <text:p text:style-name="P27">{Áramszedő által; Sín által} enum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Villamos osztály</text:p>
          </table:table-cell>
          <table:table-cell table:style-name="Táblázat1.B2" office:value-type="string">
            <text:p text:style-name="P3">-</text:p>
          </table:table-cell>
          <table:table-cell table:style-name="Táblázat1.B2" office:value-type="string">
            <text:p text:style-name="P3">-</text:p>
          </table:table-cell>
        </table:table-row>
        <table:table-row table:style-name="Táblázat1.1">
          <table:table-cell table:style-name="Táblázat1.A2" office:value-type="string">
            <text:list xml:id="list7602146087991225692" text:style-name="WWNum13">
              <text:list-item>
                <text:p text:style-name="P15">Egybenyitott terű-e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Metró osztály</text:p>
          </table:table-cell>
          <table:table-cell table:style-name="Táblázat1.B2" office:value-type="string">
            <text:p text:style-name="P3">-</text:p>
          </table:table-cell>
          <table:table-cell table:style-name="Táblázat1.B2" office:value-type="string">
            <text:p text:style-name="P3">-</text:p>
          </table:table-cell>
        </table:table-row>
        <table:table-row table:style-name="Táblázat1.1">
          <table:table-cell table:style-name="Táblázat1.A2" office:value-type="string">
            <text:list xml:id="list8184046025960300738" text:style-name="WWNum14">
              <text:list-item>
                <text:p text:style-name="P16">Szerelvények száma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Busz osztály</text:p>
          </table:table-cell>
          <table:table-cell table:style-name="Táblázat1.B2" office:value-type="string">
            <text:p text:style-name="P3">-</text:p>
          </table:table-cell>
          <table:table-cell table:style-name="Táblázat1.B2" office:value-type="string">
            <text:p text:style-name="P3">-</text:p>
          </table:table-cell>
        </table:table-row>
        <table:table-row table:style-name="Táblázat1.1">
          <table:table-cell table:style-name="Táblázat1.A2" office:value-type="string">
            <text:list xml:id="list8413362316413205274" text:style-name="WWNum15">
              <text:list-item>
                <text:p text:style-name="P17">Hibrid-e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34703268" text:continue-numbering="true" text:style-name="WWNum15">
              <text:list-item>
                <text:p text:style-name="P17">Csuklós-e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34714033" text:continue-numbering="true" text:style-name="WWNum15">
              <text:list-item>
                <text:p text:style-name="P17">Benzintartály űrtartalma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5012657515839258617" text:style-name="WWNum17">
              <text:list-item>
                <text:p text:style-name="P28">minimum 50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Oldja meg, hogy az alkalmazásban kizárólag csak busz, villamos és metró típusú adatokat lehessen tárolni, létrehozni.</text:p>
          </table:table-cell>
          <table:table-cell table:style-name="Táblázat1.B2" office:value-type="string">
            <text:p text:style-name="P3">2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Minden jármű rendelkezzen egy aktuális árat számtó funkcióval.</text:p>
          </table:table-cell>
          <table:table-cell table:style-name="Táblázat1.B2" office:value-type="string">
            <text:p text:style-name="P3">2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4878047650945442872" text:style-name="WWNum18">
              <text:list-item>
                <text:p text:style-name="P18">Minden kötöttpályás járműnél a képlet: (1 / Futott kilométer) * Sínszélesség</text:p>
              </text:list-item>
            </text:list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34708059" text:continue-numbering="true" text:style-name="WWNum18">
              <text:list-item>
                <text:p text:style-name="P18">Minden más járműnél: (1 / Futott kilométer) * (Férőhelyek száma + Ajtók száma)</text:p>
              </text:list-item>
            </text:list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Készítsen egy saját lista osztályt, amely csak Jármű típusú objektumokat tud tárolni. A saját listát származtassa a .NET-be beépített generikus lista osztályból.</text:p>
          </table:table-cell>
          <table:table-cell table:style-name="Táblázat1.B2" office:value-type="string">
            <text:p text:style-name="P3">2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listába valósítson meg egy eseményt, amely akkor váltódik ki, amikor a listához hozzáadnak egy Járművet. Az esemény hordozza magával a hozzáadott Járművet.</text:p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listába valósítson meg egy eseményt, amely akkor váltódik ki, amikor a listából törölnek egy Járművet. Az esemény hordozza magával a törölt Járművet.</text:p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programban az adatok tárolásához használja a saját listáját.</text:p>
          </table:table-cell>
          <table:table-cell table:style-name="Táblázat1.B2" office:value-type="string">
            <text:p text:style-name="P3">2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programban egy lista vezérlőben (ListBox) jelenítse meg a programban tárolt összes járművet, melyet induláskor töltsön is fel a lokális adatbázisból.</text:p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programban legyen lehetőség új járműveket felvinni és törölni.</text:p>
          </table:table-cell>
          <table:table-cell table:style-name="Táblázat1.B2" office:value-type="string">
            <text:p text:style-name="P3">5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359084875718144313" text:style-name="WWNum20">
              <text:list-item>
                <text:p text:style-name="P19">Törlés előtt kérdezze meg a felhasználót, hogy biztosan törli-e a kijelölt járművet.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Kötöttpályás Járművön duplán kattintva jelenítsen meg egy dialógus ablakot, amelyben GDI segítségével megjelenik a kötöttpályás járművekre jellemző összes adat egymás alatt.</text:p>
          </table:table-cell>
          <table:table-cell table:style-name="Táblázat1.B2" office:value-type="string">
            <text:p text:style-name="P3">5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3495012102251624369" text:style-name="WWNum21">
              <text:list-item>
                <text:p text:style-name="P20">Villamos esetén rajzoljon egy sárga „V” betűt a dialógus ablak bal felső sarkába.</text:p>
              </text:list-item>
            </text:list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34717596" text:continue-numbering="true" text:style-name="WWNum21">
              <text:list-item>
                <text:p text:style-name="P20">Metró esetén rajzoljon egy kék „M” betűt a dialógus ablak bal felső sarkába.</text:p>
              </text:list-item>
            </text:list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program a főablak címsorába tegyen jelzést (írja bele) a saját lista eseményein keresztül, amennyiben új jármű került a listába, illetve ha töröltek a listából elemet.</text:p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program bezáródása előtt kérdezze meg a felhasználót, hogy biztosan ki szeretne-e lépni a programból.</text:p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program készítsen naplót minden egyes felhasználói interakcióról, mely a járműveket érinti. Ezt folyamatosan mentse is el egy „jarmuvek_log.csv” fájlba. Ennek kezelésére használjon külön statikus osztályt.</text:p>
          </table:table-cell>
          <table:table-cell table:style-name="Táblázat1.B2" office:value-type="string">
            <text:p text:style-name="P3">5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34715413" text:continue-list="list3855071709922930467" text:style-name="WWNum2">
              <text:list-item>
                <text:list>
                  <text:list-item>
                    <text:p text:style-name="P29">A fájlban valamilyen módon jelezze, hogy az adott objektum hozzá lett adva, módosítva, megjelenítve vagy ki lett törölve. </text:p>
                  </text:list-item>
                </text:list>
              </text:list-item>
            </text:list>
          </table:table-cell>
          <table:table-cell table:style-name="Táblázat1.B2" office:value-type="string">
            <text:p text:style-name="P3">5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34688043" text:continue-numbering="true" text:style-name="WWNum2">
              <text:list-item>
                <text:list>
                  <text:list-item>
                    <text:p text:style-name="P29">A fájlban valamilyen módon jelezze, hogy az adott objektum hozzá lett adva, módosítva, megjelenítve vagy ki lett törölve. </text:p>
                  </text:list-item>
                </text:list>
              </text:list-item>
            </text:list>
          </table:table-cell>
          <table:table-cell table:style-name="Táblázat1.B2" office:value-type="string">
            <text:p text:style-name="P3">2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Oldja meg, hogy a programban legyen szűrési lehetőség egy külön ablakban, mely futott km (x &lt;= futott km), vagy a szállítható utasok száma (x &gt;= szállítható utasok száma) alapján tud szűrni.</text:p>
          </table:table-cell>
          <table:table-cell table:style-name="Táblázat1.B2" office:value-type="string">
            <text:p text:style-name="P3">7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4740223622086344598" text:style-name="WWNum23">
              <text:list-item>
                <text:p text:style-name="P21">Az, hogy melyik alapján szűrünk a felhasználó döntésén múlik.</text:p>
              </text:list-item>
            </text:list>
          </table:table-cell>
          <table:table-cell table:style-name="Táblázat1.B2" office:value-type="string">
            <text:p text:style-name="P3">2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34686681" text:continue-numbering="true" text:style-name="WWNum23">
              <text:list-item>
                <text:p text:style-name="P21">Ezt úgy oldja meg, hogy egy saját szűrést implementál, melynek megadható, hogy mi alapján szűrjön. (delegálttal megoldva)</text:p>
              </text:list-item>
            </text:list>
          </table:table-cell>
          <table:table-cell table:style-name="Táblázat1.B2" office:value-type="string">
            <text:p text:style-name="P3">5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Oldja meg, hogy a programban legyen rendezési lehetőség egy külön ablakban, <text:s/>mely gyártó és azonosító szerint rendezi az összes járművet (a kettő együtt érvényesüljön). Ennek a kezeléséhez használjon duplán láncolt listát. </text:p>
          </table:table-cell>
          <table:table-cell table:style-name="Táblázat1.B2" office:value-type="string">
            <text:p text:style-name="P3">5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Oldja meg, hogy a főképernyőn legyen egy TextBox, melybe a gyártó nevét beírva, megkapjuk az eredményt, hogy van-e találat, vagy nincs. Ehhez használjon bináris keresőfát. Úgy oldja meg a bevitelt, hogy ne legyen kis-, nagybetű érzékeny.</text:p>
          </table:table-cell>
          <table:table-cell table:style-name="Táblázat1.B2" office:value-type="string">
            <text:p text:style-name="P3">5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1" office:value-type="string">
            <text:p text:style-name="P4">Összesen:</text:p>
          </table:table-cell>
          <table:table-cell table:style-name="Táblázat1.B51" office:value-type="string">
            <text:p text:style-name="P5">100</text:p>
          </table:table-cell>
          <table:table-cell table:style-name="Táblázat1.B51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ál" style:font-family-generic="roman" style:font-pitch="variable" style:font-charset="x-symbol"/>
    <style:font-face style:name="Mangal1" svg:font-family="Mangal"/>
    <style:font-face style:name="Courier New" svg:font-family="'Courier New'" style:font-adornments="Normál" style:font-family-generic="modern" style:font-pitch="fixed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hu" fo:country="H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size-complex="13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Arial1" fo:font-size="9pt" style:font-size-asian="9pt" style:font-name-complex="Arial2" style:font-size-complex="9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Heading_20_2_20_Char" style:display-name="Heading 2 Char" style:family="text" style:parent-style-name="Default_20_Paragraph_20_Font">
      <style:text-properties fo:color="#2e74b5" style:font-name="Calibri Light" fo:font-size="13pt" style:font-size-asian="13pt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Arial1" fo:font-size="9pt" style:font-size-asian="9pt" style:font-name-complex="Arial2" style:font-size-complex="9pt"/>
    </style:style>
    <style:style style:name="Title_20_Char" style:display-name="Title Char" style:family="text" style:parent-style-name="Default_20_Paragraph_20_Font">
      <style:text-properties style:font-name="Calibri Light" fo:font-size="28pt" fo:letter-spacing="-0.018cm" style:letter-kerning="true" style:font-size-asian="28pt" style:font-size-complex="2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text:start-value="9">
        <style:list-level-properties text:list-level-position-and-space-mode="label-alignment">
          <style:list-level-label-alignment text:label-followed-by="listtab" fo:text-indent="-0.635cm" fo:margin-left="1.6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9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22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9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76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03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30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57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8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a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yi</meta:initial-creator>
    <meta:editing-cycles>14</meta:editing-cycles>
    <meta:creation-date>2016-11-01T07:23:00</meta:creation-date>
    <dc:date>2016-11-02T14:52:46.61</dc:date>
    <meta:editing-duration>PT15H2M2S</meta:editing-duration>
    <meta:generator>OpenOffice/4.1.3$Win32 OpenOffice.org_project/413m1$Build-9783</meta:generator>
    <meta:document-statistic meta:table-count="1" meta:image-count="0" meta:object-count="0" meta:page-count="1" meta:paragraph-count="159" meta:word-count="1281" meta:character-count="8117"/>
    <meta:user-defined meta:name="AppVersion">14.0000</meta:user-defined>
    <meta:user-defined meta:name="Company">RW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63D26A24.dotm" xlink:href=""/>
  </office:meta>
</office:document-meta>
</file>